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text-properties style:font-name="Times New Roman1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style:font-name="Times New Roman1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1.217cm" style:auto-text-indent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1.217cm" style:auto-text-indent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Times New Roman1"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4pt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size="14pt" fo:language="ru" fo:country="RU" fo:font-weight="bold" style:font-weight-asian="bold" style:font-weight-complex="bold"/>
    </style:style>
    <style:style style:name="P12" style:family="paragraph" style:parent-style-name="Text_20_body">
      <style:paragraph-properties fo:margin-left="0cm" fo:margin-right="0cm" fo:text-align="start" style:justify-single-word="false" fo:text-indent="1.244cm" style:auto-text-indent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1" fo:font-size="14pt" fo:language="en" fo:country="US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Times New Roman1" fo:font-size="14pt" fo:language="en" fo:country="US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Times New Roman1" fo:font-size="14pt" fo:language="en" fo:country="US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7" style:family="paragraph" style:parent-style-name="Standard" style:list-style-name="">
      <style:paragraph-properties style:text-autospace="none"/>
      <style:text-properties fo:color="#000000" fo:font-size="14pt" fo:language="none" fo:country="none" style:font-size-asian="14pt" style:font-size-complex="14pt"/>
    </style:style>
    <style:style style:name="P18" style:family="paragraph" style:parent-style-name="Standard" style:list-style-name="">
      <style:paragraph-properties style:text-autospace="none"/>
      <style:text-properties fo:color="#000000" fo:font-size="14pt" style:font-size-asian="14pt" style:font-size-complex="14pt"/>
    </style:style>
    <style:style style:name="P19" style:family="paragraph" style:parent-style-name="Standard" style:list-style-name="">
      <style:paragraph-properties style:text-autospace="none"/>
      <style:text-properties fo:color="#000000" fo:font-size="14pt" fo:language="en" fo:country="US" style:font-size-asian="14pt" style:font-size-complex="14pt"/>
    </style:style>
    <style:style style:name="P20" style:family="paragraph" style:parent-style-name="Text_20_body">
      <style:paragraph-properties fo:text-align="justify" style:justify-single-word="false"/>
    </style:style>
    <style:style style:name="T1" style:family="text">
      <style:text-properties style:use-window-font-color="true" fo:font-size="10pt" fo:language="none" fo:country="none" style:font-size-asian="10pt" style:font-size-complex="10pt"/>
    </style:style>
    <style:style style:name="T2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0000" fo:font-size="14pt" fo:language="en" fo:country="US" fo:font-weight="normal" style:font-size-asian="14pt" style:font-weight-asian="normal" style:font-size-complex="14pt" style:font-weight-complex="normal"/>
    </style:style>
    <style:style style:name="T4" style:family="text"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T5" style:family="text">
      <style:text-properties style:font-name="Times New Roman1"/>
    </style:style>
    <style:style style:name="T6" style:family="text">
      <style:text-properties fo:font-size="14pt"/>
    </style:style>
    <style:style style:name="T7" style:family="text">
      <style:text-properties fo:language="ru" fo:country="RU"/>
    </style:style>
    <style:style style:name="T8" style:family="text">
      <style:text-properties fo:font-weight="normal"/>
    </style:style>
    <style:style style:name="T9" style:family="text">
      <style:text-properties style:font-size-asian="14pt"/>
    </style:style>
    <style:style style:name="T10" style:family="text">
      <style:text-properties style:font-weight-asian="normal"/>
    </style:style>
    <style:style style:name="T11" style:family="text">
      <style:text-properties style:font-size-complex="14pt"/>
    </style:style>
    <style:style style:name="T12" style:family="text">
      <style:text-properties style:font-weight-complex="normal"/>
    </style:style>
    <style:style style:name="T13" style:family="text">
      <style:text-properties fo:color="#0000ff" fo:font-size="10pt" fo:language="none" fo:country="none" style:font-size-asian="10pt" style:font-size-complex="10pt"/>
    </style:style>
    <style:style style:name="T14" style:family="text">
      <style:text-properties fo:font-size="10pt" fo:language="none" fo:country="none" style:font-size-asian="10pt" style:font-size-complex="10pt"/>
    </style:style>
    <style:style style:name="T15" style:family="text">
      <style:text-properties fo:language="none" fo:country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ЕДЕРАЛЬНОЕ АГЕНТСТВО ПО ОБРАЗОВАНИЮ</text:p>
      <text:p text:style-name="P1">ГОСУДАРСТВЕННОЕ ОБРАЗОВАТЕЛЬНОЕ УЧРЕЖДЕНИЕ</text:p>
      <text:p text:style-name="P1">ВЫСШЕГО ПРОФЕССИОНАЛЬНОГО ОБРАЗОВАНИЯ</text:p>
      <text:p text:style-name="P1">ВЯТСКИЙ ГОСУДАРСТВЕННЫЙ УНИВЕРСИТЕТ</text:p>
      <text:p text:style-name="P1">ФАКУЛЬТЕТ ПРИКЛАДНОЙ МАТЕМАТИКИ И ТЕЛЕКОММУНИКАЦИЙ</text:p>
      <text:p text:style-name="P1">КАФЕДРА ПРИКЛАДНОЙ МАТЕМАТИКИ И ТЕЛЕКОММУНИКАЦИЙ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Отчёт по лабораторной работе №4</text:p>
      <text:p text:style-name="P1">По дисциплине «Практикум на ЭВМ»</text:p>
      <text:p text:style-name="P1">Тема: «Наследование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<text:tab/> <text:s text:c="17"/>студент группы ПМ-11_________________Кислицын И.К.</text:p>
      <text:p text:style-name="P2">Проверил: <text:s text:c="13"/>преподаватель кафедры ПМ и И______________Минина И.Н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ров 2010</text:p>
      <text:p text:style-name="P6">Цель работы</text:p>
      <text:p text:style-name="P3"/>
      <text:p text:style-name="P12">Изучить принципы работы с абстрактными классами, <text:s/>изучить принципы наследования классов</text:p>
      <text:p text:style-name="P10"/>
      <text:p text:style-name="P11">Задание</text:p>
      <text:p text:style-name="P20"><text:tab/><text:span text:style-name="T2">Создать абстрактный базовый класс </text:span><text:span text:style-name="T3">Array</text:span><text:span text:style-name="T2"> с виртуальными методами </text:span><text:span text:style-name="T4">сложения</text:span><text:span text:style-name="T2"> и поэлементной обработки массива </text:span><text:span text:style-name="T3">foreach</text:span><text:span text:style-name="T2">(). Разработать производные классы </text:span><text:span text:style-name="T3">SortArray</text:span><text:span text:style-name="T2"> и ХогАггау. В первом классе операция сложения реализуется как объединение множеств, а поэлементная обработка — сортировка. Во втором классе операция сложения реализуется как исключающее ИЛИ, а </text:span><text:span text:style-name="T4">поэте</text:span><text:span text:style-name="T2">ментная обработка — вычисление корня.</text:span></text:p>
      <text:p text:style-name="P9"/>
      <text:p text:style-name="P4"/>
      <text:p text:style-name="P4"/>
      <text:p text:style-name="P4">Листинг программы</text:p>
      <text:p text:style-name="P3"/>
      <text:p text:style-name="P13">//Array.h</text:p>
      <text:p text:style-name="P13"/>
      <text:p text:style-name="P16"><text:span text:style-name="T15">#pragma</text:span><text:span text:style-name="T15"> </text:span><text:span text:style-name="T15">once</text:span></text:p>
      <text:p text:style-name="P17"/>
      <text:p text:style-name="P18"><text:span text:style-name="T15">public</text:span><text:span text:style-name="T15"> </text:span><text:span text:style-name="T15">ref</text:span><text:span text:style-name="T15"> </text:span><text:span text:style-name="T15">class</text:span><text:span text:style-name="T15"> Array </text:span><text:span text:style-name="T15">abstract</text:span></text:p>
      <text:p text:style-name="P17">{</text:p>
      <text:p text:style-name="P18"><text:span text:style-name="T15">public</text:span><text:span text:style-name="T15">:</text:span></text:p>
      <text:p text:style-name="P18"><text:span text:style-name="T15"><text:tab/>Array(</text:span><text:span text:style-name="T15">void</text:span><text:span text:style-name="T15">);</text:span></text:p>
      <text:p text:style-name="P18"><text:span text:style-name="T15"><text:tab/></text:span><text:span text:style-name="T15">virtual</text:span><text:span text:style-name="T15"> </text:span><text:span text:style-name="T15">void</text:span><text:span text:style-name="T15"> summ(</text:span><text:span text:style-name="T15">int</text:span><text:span text:style-name="T15"> *f, </text:span><text:span text:style-name="T15">int</text:span><text:span text:style-name="T15"> fn) </text:span><text:span text:style-name="T15">abstract</text:span><text:span text:style-name="T15">;</text:span></text:p>
      <text:p text:style-name="P18"><text:span text:style-name="T15"><text:tab/></text:span><text:span text:style-name="T15">virtual</text:span><text:span text:style-name="T15"> </text:span><text:span text:style-name="T15">double</text:span><text:span text:style-name="T15"> foreach(</text:span><text:span text:style-name="T15">int</text:span><text:span text:style-name="T15"> i) </text:span><text:span text:style-name="T15">abstract</text:span><text:span text:style-name="T15">;</text:span></text:p>
      <text:p text:style-name="P17">};</text:p>
      <text:p text:style-name="P17"/>
      <text:p text:style-name="P19">//Array.cpp</text:p>
      <text:p text:style-name="P13"/>
      <text:p text:style-name="P13">#include "StdAfx.h"</text:p>
      <text:p text:style-name="P13">#include "Array.h"</text:p>
      <text:p text:style-name="P13">#include &lt;stdlib.h&gt;</text:p>
      <text:p text:style-name="P13">#include &lt;time.h&gt;</text:p>
      <text:p text:style-name="P13"/>
      <text:p text:style-name="P13"/>
      <text:p text:style-name="P13">Array::Array()</text:p>
      <text:p text:style-name="P13">{</text:p>
      <text:p text:style-name="P13">}</text:p>
      <text:p text:style-name="P13"/>
      <text:p text:style-name="P13"/>
      <text:p text:style-name="P13"/>
      <text:p text:style-name="P13"><text:soft-page-break/>//sorta.h</text:p>
      <text:p text:style-name="P13"/>
      <text:p text:style-name="P13">#pragma once</text:p>
      <text:p text:style-name="P13">#include "Array.h"</text:p>
      <text:p text:style-name="P13"/>
      <text:p text:style-name="P13">public ref class sorta <text:s/>: public Array</text:p>
      <text:p text:style-name="P13">{</text:p>
      <text:p text:style-name="P13"><text:tab/></text:p>
      <text:p text:style-name="P13">public:</text:p>
      <text:p text:style-name="P13"><text:tab/>int *a, r;</text:p>
      <text:p text:style-name="P13"><text:tab/>sorta(int n);</text:p>
      <text:p text:style-name="P13"><text:tab/>~sorta(void);</text:p>
      <text:p text:style-name="P13"><text:tab/>virtual void summ(int *f, int fn) override;</text:p>
      <text:p text:style-name="P13"><text:tab/>virtual double foreach(int i) override;</text:p>
      <text:p text:style-name="P13">};</text:p>
      <text:p text:style-name="P13"/>
      <text:p text:style-name="P13">//sorta.cpp</text:p>
      <text:p text:style-name="P13"/>
      <text:p text:style-name="P13">#include "StdAfx.h"</text:p>
      <text:p text:style-name="P13">#include "sorta.h"</text:p>
      <text:p text:style-name="P13">#include &lt;stdlib.h&gt;</text:p>
      <text:p text:style-name="P13">#include &lt;time.h&gt;</text:p>
      <text:p text:style-name="P13">#include &lt;math.h&gt;</text:p>
      <text:p text:style-name="P13"/>
      <text:p text:style-name="P13">int Max(int a, int b)</text:p>
      <text:p text:style-name="P13">{</text:p>
      <text:p text:style-name="P13"><text:tab/>if(a &gt; b)</text:p>
      <text:p text:style-name="P13"><text:tab/><text:tab/>return a;</text:p>
      <text:p text:style-name="P13"><text:tab/>else return b;</text:p>
      <text:p text:style-name="P13">}</text:p>
      <text:p text:style-name="P13">void qs(int* a, int N);</text:p>
      <text:p text:style-name="P13">sorta::sorta(int n):r(n)</text:p>
      <text:p text:style-name="P13">{</text:p>
      <text:p text:style-name="P13"><text:tab/>a = new int [r];</text:p>
      <text:p text:style-name="P13"><text:tab/>for(int i = 0; i &lt; r; i++)</text:p>
      <text:p text:style-name="P13"><text:tab/><text:tab/>a[i] = a[i] = pow(-1.0, rand()%2)*rand();</text:p>
      <text:p text:style-name="P13">}</text:p>
      <text:p text:style-name="P13">sorta::~sorta(void)<text:tab/><text:tab/>{delete a;}</text:p>
      <text:p text:style-name="P13">void sorta::summ(int *f, int fn)</text:p>
      <text:p text:style-name="P13">{</text:p>
      <text:p text:style-name="P13"><text:tab/>int *g = new int[fn + this-&gt;r];</text:p>
      <text:p text:style-name="P13"><text:tab/>for(int i = 0; i &lt; (this-&gt;r + fn); i++)</text:p>
      <text:p text:style-name="P13"><text:tab/>{</text:p>
      <text:p text:style-name="P13"><text:tab/><text:tab/>if(i &lt; this-&gt;r)</text:p>
      <text:p text:style-name="P13"><text:tab/><text:tab/><text:tab/>g[i] = this-&gt;a[i];</text:p>
      <text:p text:style-name="P13"><text:soft-page-break/><text:tab/><text:tab/>else</text:p>
      <text:p text:style-name="P13"><text:tab/><text:tab/><text:tab/>g[i] = f[i - this-&gt;r];</text:p>
      <text:p text:style-name="P13"><text:tab/>}</text:p>
      <text:p text:style-name="P13"><text:tab/>delete this-&gt;a;</text:p>
      <text:p text:style-name="P13"><text:tab/>this-&gt;a = g;</text:p>
      <text:p text:style-name="P13"><text:tab/>this-&gt;r = fn + this-&gt;r;</text:p>
      <text:p text:style-name="P13">}</text:p>
      <text:p text:style-name="P13">double sorta::foreach(int ind)</text:p>
      <text:p text:style-name="P13">{</text:p>
      <text:p text:style-name="P13"><text:tab/>int t;</text:p>
      <text:p text:style-name="P13"><text:tab/>for(int i = 0; i &lt; ind; i++)</text:p>
      <text:p text:style-name="P13"><text:tab/><text:tab/>for(int j = i+1; j &lt; ind; j++)</text:p>
      <text:p text:style-name="P13"><text:tab/><text:tab/><text:tab/>if(a[i] &gt; a[j])</text:p>
      <text:p text:style-name="P13"><text:tab/><text:tab/><text:tab/>{</text:p>
      <text:p text:style-name="P13"><text:tab/><text:tab/><text:tab/><text:tab/>t = a[i];</text:p>
      <text:p text:style-name="P13"><text:tab/><text:tab/><text:tab/><text:tab/>a[i] = a[j];</text:p>
      <text:p text:style-name="P13"><text:tab/><text:tab/><text:tab/><text:tab/>a[j] = t;</text:p>
      <text:p text:style-name="P13"><text:tab/><text:tab/><text:tab/>}</text:p>
      <text:p text:style-name="P13"><text:tab/>return 0;</text:p>
      <text:p text:style-name="P13">}</text:p>
      <text:p text:style-name="P13">void qs(int *a, int N) </text:p>
      <text:p text:style-name="P13">{</text:p>
      <text:p text:style-name="P13"><text:s text:c="2"/>long i = 0, j = N; <text:tab/><text:tab/></text:p>
      <text:p text:style-name="P13"><text:s text:c="2"/>int temp, p;</text:p>
      <text:p text:style-name="P13"><text:s text:c="2"/>p = a[N&gt;&gt;1];<text:tab/><text:tab/></text:p>
      <text:p text:style-name="P13"><text:s text:c="2"/>do </text:p>
      <text:p text:style-name="P13"><text:s text:c="2"/>{</text:p>
      <text:p text:style-name="P13"><text:s text:c="4"/>while (a[i] &lt; p) </text:p>
      <text:p text:style-name="P13"><text:tab/><text:tab/>i++;</text:p>
      <text:p text:style-name="P13"><text:s text:c="4"/>while (a[j] &gt; p) </text:p>
      <text:p text:style-name="P13"><text:tab/><text:tab/>j--;</text:p>
      <text:p text:style-name="P13"/>
      <text:p text:style-name="P13"><text:s text:c="4"/>if (i &lt;= j) </text:p>
      <text:p text:style-name="P13"><text:tab/>{</text:p>
      <text:p text:style-name="P13"><text:s text:c="6"/>temp = a[i]; </text:p>
      <text:p text:style-name="P13"><text:tab/> <text:s/>a[i] = a[j]; </text:p>
      <text:p text:style-name="P13"><text:tab/> <text:s/>a[j] = temp;</text:p>
      <text:p text:style-name="P13"><text:s text:c="6"/>i++; j--;</text:p>
      <text:p text:style-name="P13"><text:s text:c="4"/>}</text:p>
      <text:p text:style-name="P13"><text:s text:c="2"/>}while (i&lt;=j);</text:p>
      <text:p text:style-name="P13"><text:s text:c="2"/>if (j &gt; 0) </text:p>
      <text:p text:style-name="P13"><text:tab/> <text:s/>qs(a, j);</text:p>
      <text:p text:style-name="P13"><text:s text:c="2"/>if (N &gt; i) </text:p>
      <text:p text:style-name="P13"><text:tab/> <text:s/>qs(&amp;a[i], N-i);</text:p>
      <text:p text:style-name="P13">}</text:p>
      <text:p text:style-name="P15"><text:soft-page-break/>//xora.h</text:p>
      <text:p text:style-name="P15"/>
      <text:p text:style-name="P15">#pragma once</text:p>
      <text:p text:style-name="P15">#include "Array.h"</text:p>
      <text:p text:style-name="P15"/>
      <text:p text:style-name="P15">public ref class xora : Array</text:p>
      <text:p text:style-name="P15">{</text:p>
      <text:p text:style-name="P15"><text:tab/></text:p>
      <text:p text:style-name="P15">public:</text:p>
      <text:p text:style-name="P15"><text:tab/>int *a, r;</text:p>
      <text:p text:style-name="P15"><text:tab/>xora(int n);</text:p>
      <text:p text:style-name="P15"><text:tab/>~xora(void);</text:p>
      <text:p text:style-name="P15"><text:tab/>virtual void summ(int *f, int fn) override;</text:p>
      <text:p text:style-name="P15"><text:tab/>virtual double foreach(int i) override;</text:p>
      <text:p text:style-name="P15">};</text:p>
      <text:p text:style-name="P15"/>
      <text:p text:style-name="P15">//xora.cpp</text:p>
      <text:p text:style-name="P15"/>
      <text:p text:style-name="P15">#include "StdAfx.h"</text:p>
      <text:p text:style-name="P15">#include "xora.h"</text:p>
      <text:p text:style-name="P15">#include &lt;math.h&gt;</text:p>
      <text:p text:style-name="P15">#include &lt;stdlib.h&gt;</text:p>
      <text:p text:style-name="P15">#include &lt;time.h&gt;</text:p>
      <text:p text:style-name="P15">int Min(int ng, int nb)</text:p>
      <text:p text:style-name="P15">{</text:p>
      <text:p text:style-name="P15"><text:tab/>if(ng&lt;nb)</text:p>
      <text:p text:style-name="P15"><text:tab/><text:tab/>return ng; </text:p>
      <text:p text:style-name="P15"><text:tab/>else return nb;</text:p>
      <text:p text:style-name="P15">}</text:p>
      <text:p text:style-name="P15"/>
      <text:p text:style-name="P15">xora::xora(int n):r(n)</text:p>
      <text:p text:style-name="P15">{</text:p>
      <text:p text:style-name="P15"><text:tab/>a = new int [r];</text:p>
      <text:p text:style-name="P15"><text:tab/>for(int i = 0; i &lt; r; i++)</text:p>
      <text:p text:style-name="P15"><text:tab/><text:tab/>a[i] = pow(-1.0, rand()%2)*rand();</text:p>
      <text:p text:style-name="P15">}</text:p>
      <text:p text:style-name="P15"/>
      <text:p text:style-name="P15">xora::~xora(void)</text:p>
      <text:p text:style-name="P15">{</text:p>
      <text:p text:style-name="P15"><text:tab/>delete a;</text:p>
      <text:p text:style-name="P15">}</text:p>
      <text:p text:style-name="P15"/>
      <text:p text:style-name="P15"/>
      <text:p text:style-name="P15"/>
      <text:p text:style-name="P15"/>
      <text:p text:style-name="P15"><text:soft-page-break/>void xora::summ(int *f, int fn)</text:p>
      <text:p text:style-name="P15">{</text:p>
      <text:p text:style-name="P15"><text:tab/>int n = Min(this-&gt;r, fn);</text:p>
      <text:p text:style-name="P15"><text:tab/>for(int i = 0; i &lt; n; i++)</text:p>
      <text:p text:style-name="P15"><text:tab/><text:tab/>this-&gt;a[i] = this-&gt;a[i]|f[i];</text:p>
      <text:p text:style-name="P15">}</text:p>
      <text:p text:style-name="P15">double xora::foreach(int i)</text:p>
      <text:p text:style-name="P15">{</text:p>
      <text:p text:style-name="P15"><text:tab/>return sqrt((double)this-&gt;a[i]);</text:p>
      <text:p text:style-name="P15">}</text:p>
      <text:p text:style-name="P15"/>
      <text:p text:style-name="P15">//Form1.h</text:p>
      <text:p text:style-name="P15"/>
      <text:p text:style-name="P15">public:</text:p>
      <text:p text:style-name="P15"><text:tab/>sorta^ ar;</text:p>
      <text:p text:style-name="P15"><text:tab/>sorta^ br;</text:p>
      <text:p text:style-name="P15"><text:tab/>xora^ ar1;</text:p>
      <text:p text:style-name="P15"><text:tab/>xora^ br1;</text:p>
      <text:p text:style-name="P15"><text:tab/>int n, m;</text:p>
      <text:p text:style-name="P15">private: System::Void Form1_Load(System::Object^ <text:s/>sender, System::EventArgs^ <text:s/>e) </text:p>
      <text:p text:style-name="P15">{</text:p>
      <text:p text:style-name="P15"><text:tab/>n = 0; m = 0;</text:p>
      <text:p text:style-name="P15"><text:tab/>ar = gcnew sorta(n);</text:p>
      <text:p text:style-name="P15"><text:tab/>br = gcnew sorta(m);</text:p>
      <text:p text:style-name="P15"><text:tab/>ar1 = gcnew xora(n);</text:p>
      <text:p text:style-name="P15"><text:tab/>br1 = gcnew xora(m);</text:p>
      <text:p text:style-name="P15">}</text:p>
      <text:p text:style-name="P15"/>
      <text:p text:style-name="P15">private: System::Void f(System::Object^ <text:s/>sender, System::EventArgs^ <text:s/>e) </text:p>
      <text:p text:style-name="P15">{</text:p>
      <text:p text:style-name="P15"><text:tab/>if(foreacha-&gt;Checked)</text:p>
      <text:p text:style-name="P15"><text:tab/>ggg-&gt;Visible = true;</text:p>
      <text:p text:style-name="P15"><text:tab/>else</text:p>
      <text:p text:style-name="P15"><text:tab/><text:tab/>ggg-&gt;Visible = false;</text:p>
      <text:p text:style-name="P15">}</text:p>
      <text:p text:style-name="P15">private: System::Void start_Click(System::Object^ <text:s/>sender, System::EventArgs^ <text:s/>e) </text:p>
      <text:p text:style-name="P15">{</text:p>
      <text:p text:style-name="P15"><text:tab/>result-&gt;Clear();</text:p>
      <text:p text:style-name="P15"><text:tab/>int ind;</text:p>
      <text:p text:style-name="P15"><text:tab/>if(foreacha-&gt;Checked)</text:p>
      <text:p text:style-name="P15"><text:tab/><text:tab/>ind = Convert::ToInt32(index-&gt;Text);</text:p>
      <text:p text:style-name="P15"><text:tab/>if(sortar-&gt;Checked)</text:p>
      <text:p text:style-name="P15"><text:tab/>{</text:p>
      <text:p text:style-name="P15"><text:tab/><text:tab/>if(summa-&gt;Checked)</text:p>
      <text:p text:style-name="P15"><text:tab/><text:tab/>{</text:p>
      <text:p text:style-name="P15"><text:soft-page-break/><text:tab/><text:tab/><text:tab/>ar-&gt;summ(br-&gt;a, br-&gt;r);</text:p>
      <text:p text:style-name="P15"><text:tab/><text:tab/><text:tab/>for(int i = 0; i &lt; ar-&gt;r; i++)</text:p>
      <text:p text:style-name="P15"><text:tab/><text:tab/><text:tab/><text:tab/>result-&gt;AppendText("\n" + ar-&gt;a[i]);</text:p>
      <text:p text:style-name="P15"><text:tab/><text:tab/>}</text:p>
      <text:p text:style-name="P15"><text:tab/><text:tab/>else</text:p>
      <text:p text:style-name="P15"><text:tab/><text:tab/>{</text:p>
      <text:p text:style-name="P15"><text:tab/><text:tab/><text:tab/>if(mas1-&gt;Checked)</text:p>
      <text:p text:style-name="P15"><text:tab/><text:tab/><text:tab/>{</text:p>
      <text:p text:style-name="P15"><text:tab/><text:tab/><text:tab/><text:tab/>if(ind &lt;= ar-&gt;r)</text:p>
      <text:p text:style-name="P15"><text:tab/><text:tab/><text:tab/><text:tab/>{</text:p>
      <text:p text:style-name="P15"><text:tab/><text:tab/><text:tab/><text:tab/><text:tab/>ar-&gt;foreach(ind);</text:p>
      <text:p text:style-name="P15"><text:tab/><text:tab/><text:tab/><text:tab/><text:tab/>for(int i = 0; i &lt; ind; i++)</text:p>
      <text:p text:style-name="P15"><text:tab/><text:tab/><text:tab/><text:tab/><text:tab/><text:tab/>result-&gt;AppendText("\n" + ar-&gt;a[i]);</text:p>
      <text:p text:style-name="P15"><text:tab/><text:tab/><text:tab/><text:tab/>}</text:p>
      <text:p text:style-name="P15"><text:tab/><text:tab/><text:tab/><text:tab/>else</text:p>
      <text:p text:style-name="P15"><text:tab/><text:tab/><text:tab/><text:tab/><text:tab/>result-&gt;AppendText("Индекс задан неверно");</text:p>
      <text:p text:style-name="P15"><text:tab/><text:tab/><text:tab/>}</text:p>
      <text:p text:style-name="P15"><text:tab/><text:tab/><text:tab/>else</text:p>
      <text:p text:style-name="P15"><text:tab/><text:tab/><text:tab/>{</text:p>
      <text:p text:style-name="P15"><text:tab/><text:tab/><text:tab/><text:tab/>if(ind &lt;= br-&gt;r)</text:p>
      <text:p text:style-name="P15"><text:tab/><text:tab/><text:tab/><text:tab/>{<text:tab/>br-&gt;foreach(ind);</text:p>
      <text:p text:style-name="P15"><text:tab/><text:tab/><text:tab/><text:tab/><text:tab/>for(int i = 0; i &lt; ind; i++)</text:p>
      <text:p text:style-name="P15"><text:tab/><text:tab/><text:tab/><text:tab/><text:tab/><text:tab/>result-&gt;AppendText("\n" + ar-&gt;a[i]);</text:p>
      <text:p text:style-name="P15"><text:tab/><text:tab/><text:tab/><text:tab/>}</text:p>
      <text:p text:style-name="P15"><text:tab/><text:tab/><text:tab/><text:tab/>else<text:tab/>result-&gt;AppendText("Индекс задан неверно");</text:p>
      <text:p text:style-name="P15"><text:tab/><text:tab/><text:tab/>}</text:p>
      <text:p text:style-name="P15"><text:tab/><text:tab/>}</text:p>
      <text:p text:style-name="P15"><text:tab/>}</text:p>
      <text:p text:style-name="P15"><text:tab/>else</text:p>
      <text:p text:style-name="P15"><text:tab/>{</text:p>
      <text:p text:style-name="P15"><text:tab/><text:tab/>if(summa-&gt;Checked)</text:p>
      <text:p text:style-name="P15"><text:tab/><text:tab/>{<text:tab/>ar1-&gt;summ(br1-&gt;a, br1-&gt;r);</text:p>
      <text:p text:style-name="P15"><text:tab/><text:tab/><text:tab/>for(int i = 0; i &lt; ar1-&gt;r; i++)</text:p>
      <text:p text:style-name="P15"><text:tab/><text:tab/><text:tab/><text:tab/>result-&gt;AppendText("\n" + ar1-&gt;a[i]);</text:p>
      <text:p text:style-name="P15"><text:tab/><text:tab/>}</text:p>
      <text:p text:style-name="P15"><text:tab/><text:tab/>else</text:p>
      <text:p text:style-name="P15"><text:tab/><text:tab/>{<text:tab/>ind--;</text:p>
      <text:p text:style-name="P15"><text:tab/><text:tab/><text:tab/>if((mas1-&gt;Checked)&amp;&amp;(ind != 0))</text:p>
      <text:p text:style-name="P15"><text:tab/><text:tab/><text:tab/>{<text:tab/>if(ind &lt; ar1-&gt;r)</text:p>
      <text:p text:style-name="P15"><text:tab/><text:tab/><text:tab/><text:tab/>{<text:tab/>result-&gt;AppendText("\n" + ar1-&gt;foreach(ind));</text:p>
      <text:p text:style-name="P15"><text:tab/><text:tab/><text:tab/><text:tab/>}</text:p>
      <text:p text:style-name="P15"><text:tab/><text:tab/><text:tab/><text:tab/>else<text:tab/>result-&gt;AppendText("Индекс задан неверно");</text:p>
      <text:p text:style-name="P15"><text:tab/><text:tab/><text:tab/>}</text:p>
      <text:p text:style-name="P15"><text:tab/><text:tab/><text:tab/>else</text:p>
      <text:p text:style-name="P15"><text:tab/><text:tab/><text:tab/>{<text:tab/></text:p>
      <text:p text:style-name="P15"><text:soft-page-break/><text:tab/><text:tab/><text:tab/><text:tab/>if((ind &lt; br-&gt;r)&amp;&amp;(ind != 0))</text:p>
      <text:p text:style-name="P15"><text:tab/><text:tab/><text:tab/><text:tab/>{<text:tab/>result-&gt;AppendText("\n" + br1-&gt;foreach(ind));</text:p>
      <text:p text:style-name="P15"><text:tab/><text:tab/><text:tab/><text:tab/>}</text:p>
      <text:p text:style-name="P15"><text:tab/><text:tab/><text:tab/><text:tab/>else</text:p>
      <text:p text:style-name="P15"><text:tab/><text:tab/><text:tab/><text:tab/><text:tab/>result-&gt;AppendText("Индекс задан неверно");</text:p>
      <text:p text:style-name="P15"><text:tab/><text:tab/><text:tab/>}</text:p>
      <text:p text:style-name="P15"><text:tab/><text:tab/>}</text:p>
      <text:p text:style-name="P15"><text:tab/>}</text:p>
      <text:p text:style-name="P15">}</text:p>
      <text:p text:style-name="P15">private: System::Void generate(System::Object^ <text:s/>sender, System::EventArgs^ <text:s/>e) </text:p>
      <text:p text:style-name="P15">{<text:tab/>int i;</text:p>
      <text:p text:style-name="P15"><text:tab/>n = Convert::ToInt32(atext-&gt;Text);</text:p>
      <text:p text:style-name="P15"><text:tab/>m = Convert::ToInt32(btext-&gt;Text);</text:p>
      <text:p text:style-name="P15"><text:tab/>if(sortar-&gt;Checked)</text:p>
      <text:p text:style-name="P15"><text:tab/>{<text:tab/>delete ar;</text:p>
      <text:p text:style-name="P15"><text:tab/><text:tab/>delete br;</text:p>
      <text:p text:style-name="P15"><text:tab/><text:tab/>ar = gcnew sorta(n);</text:p>
      <text:p text:style-name="P15"><text:tab/><text:tab/>br = gcnew sorta(m);</text:p>
      <text:p text:style-name="P15"><text:tab/><text:tab/>rtba-&gt;Clear();</text:p>
      <text:p text:style-name="P15"><text:tab/><text:tab/>rtbb-&gt;Clear();</text:p>
      <text:p text:style-name="P15"><text:tab/><text:tab/>for(i = 0; i &lt; n; i++)</text:p>
      <text:p text:style-name="P15"><text:tab/><text:tab/><text:tab/>rtba-&gt;AppendText("\n" + ar-&gt;a[i]);</text:p>
      <text:p text:style-name="P15"><text:tab/><text:tab/>for(i = 0; i &lt; m; i++)</text:p>
      <text:p text:style-name="P15"><text:tab/><text:tab/><text:tab/>rtbb-&gt;AppendText("\n" + br-&gt;a[i]);</text:p>
      <text:p text:style-name="P15"><text:tab/>}</text:p>
      <text:p text:style-name="P15"><text:tab/>else</text:p>
      <text:p text:style-name="P15"><text:tab/>{<text:tab/>delete ar1;</text:p>
      <text:p text:style-name="P15"><text:tab/><text:tab/>delete br1;</text:p>
      <text:p text:style-name="P15"><text:tab/><text:tab/>ar1 = gcnew xora(n);</text:p>
      <text:p text:style-name="P15"><text:tab/><text:tab/>br1 = gcnew xora(m);</text:p>
      <text:p text:style-name="P15"><text:tab/><text:tab/>rtba-&gt;Clear();</text:p>
      <text:p text:style-name="P15"><text:tab/><text:tab/>rtbb-&gt;Clear();</text:p>
      <text:p text:style-name="P15"><text:tab/><text:tab/>for(i = 0; i &lt; n; i++)</text:p>
      <text:p text:style-name="P15"><text:tab/><text:tab/><text:tab/>rtba-&gt;AppendText("\n" + ar1-&gt;a[i]);</text:p>
      <text:p text:style-name="P15"><text:tab/><text:tab/>for(i = 0; i &lt; m; i++)</text:p>
      <text:p text:style-name="P15"><text:tab/><text:tab/><text:tab/>rtbb-&gt;AppendText("\n" + br1-&gt;a[i]);</text:p>
      <text:p text:style-name="P15"><text:tab/>}</text:p>
      <text:p text:style-name="P15">}</text:p>
      <text:p text:style-name="P4">Краткие выводы </text:p>
      <text:p text:style-name="P7">В ходе данной лабораторной работы были получены навыки работы с классами, усвоены основы <text:s/>реализации алгоритмов с использованием наследования.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773cm" fo:margin-right="1.52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1H03M27S</meta:editing-duration>
    <meta:editing-cycles>34</meta:editing-cycles>
    <meta:generator>OpenOffice.org/3.1$Win32 OpenOffice.org_project/310m19$Build-9420</meta:generator>
    <dc:date>2010-04-25T14:01:09.37</dc:date>
    <meta:print-date>2009-11-13T18:13:40.45</meta:print-date>
    <dc:creator>Kilel </dc:creator>
    <meta:document-statistic meta:table-count="0" meta:image-count="0" meta:object-count="0" meta:page-count="8" meta:paragraph-count="280" meta:word-count="816" meta:character-count="5599"/>
    <meta:user-defined meta:name="Info 1"/>
    <meta:user-defined meta:name="Info 2"/>
    <meta:user-defined meta:name="Info 3"/>
    <meta:user-defined meta:name="Info 4"/>
  </office:meta>
</office:document-meta>
</file>